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g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IsMap( boolean i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g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Border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g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Vspace( int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Hspace( int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img( String src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img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img( String src ,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g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g.img( String src , String name ,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g.im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g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